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73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yay, eine intelligente Antwort</text:p>
      <text:p text:style-name="Standard"/>
      <text:p text:style-name="Standard">Meinung:</text:p>
      <text:p text:style-name="Standard">- Darüber nachdenken schadet nicht</text:p>
      <text:p text:style-name="Standard"/>
      <text:p text:style-name="Standard">- mit yoma habe ich noch nie gechattet</text:p>
      <text:p text:style-name="Standard"/>
      <text:p text:style-name="Standard">- ein Notfallplan schadet meist nicht</text:p>
      <text:p text:style-name="Standard"/>
      <text:p text:style-name="Standard">- Ja, Administratoren in Gruppen tendieren zu (allenfalls falschen) Entscheidungen</text:p>
      <text:p text:style-name="Standard"/>
      <text:p text:style-name="Standard">** je nach Gruppe macht es allenfalls auch Sinn Menschen wie mich die schon zu viel wissen zu kicken um jüngere zu schützen weil man will eigentlich lieber nichts mit Informatikern zu tun haben, die so viel wissen wie ich. Müssen jüngere auch nicht</text:p>
      <text:p text:style-name="Standard"/>
      <text:p text:style-name="Standard">** Administratoren in Gruppen gehen schon, man sollte man um genau das zu vermeiden die Administratoren ausbilden und auf den sogenannten "Risky Shift" [1] hinweisen. Das Psychologische Prinzip des Risky Shift's der besagt, dass #Entscheidungen #in #Gruppen #werden #verantwortungsloser getroffen. Weil jeder denkt "ja die anderen haben auch so entschieden" ist nicht meine alleinige Verantwortung. Ist man sich aber als Gruppe von Administratoren dessen bewusst macht man diesen Fehler aber meist nicht mehr. Aber das wäre eher Soziologie und nicht Informatik.</text:p>
      <text:p text:style-name="Standard"/>
      <text:p text:style-name="Standard">** statt <text:s/>"ban" einen <text:s/>"mute" zu machen ist in den meisten Fällen die bessere Entscheidung. Der betroffene hat dann bisschen weniger das Gefühl ausgegrenzt zu sein. Insbesondere in Gruppen wo Depression und Suizidalität ein Thema ist wäre das ein zusätzliches Problem. </text:p>
      <text:p text:style-name="Standard"/>
      <text:p text:style-name="Standard">++ Und da meine ich Menschen nicht BOT's, BOT's würde ich jetzt persönlich auch kicken. Sobald aber ein Bot 1 Minute im Kanal war ist die User-Liste bereits in den Händen des BOT-Betreibers. Listen von Menschen mit zB einer Depressiven Erkrankung bzw. Listen von Menschen die Vulnerabler sind als der Durchschnitt sind suboptimal. Telegram hat schon noch ein mehrstufiges Berechtigungs-Systeme wo man nicht gleich alle Daten des Users abfragen kann. Hat man aber bereits einen grossen Datenbestand zu Telegram User oder so einen eineindeutigen Anzeigenamen wie "Ben0411" oder "Marc jr. Landolt" gewählt ist dann sowieso klar, dass das der selbe Name ist</text:p>
      <text:p text:style-name="Standard"/>
      <text:p text:style-name="Standard">** Ich wähle meinen Namen explizit so, dass man mich finden kann wenn man möchte. Also "Marc jr. Landolt" kannst Du in Google eingeben und solltest auf meinen Webseiten landen falls Du Dir ein Bild über mich machen möchtest. Ich selber lehne es kategorisch ab mich gleichaltrigen und jüngeren gegenüber mit falschem Namen auszugeben. Ich finde es aber auch wichtig, dass jüngere diesen Bonus bekommen und sich hinter einem falschen Psyeudonum in Sicherheit vor älteren Menschen Schützen können. Das war die Diskussion über Klarnamen Pflicht [5] vor ein paar Jahren, bzw. ich selber bin sogar Anhänger der Post-Privacy-Anschauung [6], ich gebe nehme mir viel Zeit dafür, dass ich keine Fehler mache, die man mir dann zur Last legen könnte.</text:p>
      <text:p text:style-name="Standard"/>
      <text:p text:style-name="Standard">Ich stehe Rede und Antwort. Jüngeren gegenüber sowieso. Im Normalfall habe ich eine Reaktionszeit &lt;12h ausser</text:p>
      <text:p text:style-name="Standard">* Telegram ist down [2]</text:p>
      <text:p text:style-name="Standard">* meine Internetleitungen oder mein #DualWanRouter ist kaputt</text:p>
      <text:p text:style-name="Standard">* mein ISP ist down, </text:p>
      <text:p text:style-name="Standard">* der ISP meines ISP's ist down, Müsste Equinix ZH Hartbrücke sein [3]</text:p>
      <text:p text:style-name="Standard">(da konnte ich mal eine Besichtigung machen, war noch spannend)</text:p>
      <text:p text:style-name="Standard">* Internet-Backbone ist Europaweit oder Global kaputt [4]</text:p>
      <text:p text:style-name="Standard"><text:soft-page-break/>(passiert vereinzelt mal)</text:p>
      <text:p text:style-name="Standard"/>
      <text:p text:style-name="Standard">[1] https://de.wikipedia.org/wiki/Risk-shift</text:p>
      <text:p text:style-name="Standard"/>
      <text:p text:style-name="Standard">[2] https://www.borncity.com/blog/2022/01/17/telegram-dienst-war-down-17-1-2022/</text:p>
      <text:p text:style-name="Standard"/>
      <text:p text:style-name="Standard">[3] https://www.google.com/search?client=firefox-b-d&amp;sa=X&amp;biw=1920&amp;bih=947&amp;tbs=lf:1,lf_ui:4&amp;tbm=lcl&amp;sxsrf=ALiCzsaK7NKLV7knGrIWTfXs6ZBmmvBi7Q:1660394642853&amp;q=equinix+hardbr%C3%BCcke&amp;rflfq=1&amp;num=10&amp;rldimm=[object%20Object]&amp;ved=2ahUKEwi35P6G7MP5AhUP7rsIHS6XDDYQu9QIegQIDxAJ#rlfi=hd:;si:[object%20Object];mv:[[47.386522644817525,8.517786771410142],[47.37414342277691,8.485600263231431],null,[47.380333397126925,8.501693517320787],16]</text:p>
      <text:p text:style-name="Standard"/>
      <text:p text:style-name="Standard">[4] https://www.spiegel.de/netzwelt/web/netzausfall-unterseekabel-gerissen-viele-laender-ohne-internet-a-597731.html</text:p>
      <text:p text:style-name="Standard"/>
      <text:p text:style-name="Standard">[5] https://de.wikipedia.org/wiki/Klarnamenszwang</text:p>
      <text:p text:style-name="Standard"/>
      <text:p text:style-name="Standard">[6] <text:a xlink:type="simple" xlink:href="https://de.wikipedia.org/wiki/Post-Privacy" text:style-name="Internet_20_link" text:visited-style-name="Visited_20_Internet_20_Link">https://de.wikipedia.org/wiki/Post-Privacy</text:a></text:p>
      <text:p text:style-name="Standard"/>
      <text:p text:style-name="Standard"/>
      <text:p text:style-name="Standard"/>
      <text:p text:style-name="Standard"/>
      <text:p text:style-name="Standard"/>
      <text:p text:style-name="Standard">Guten Tag<text:line-break/><text:line-break/>Der Fall wo gemäss hören Sagen der Feuerwehrmann Gautschi mit dem TLF eine Mutter mit Kind getötet hat wurde scheinbar in der Presse zensiert oder Google filtert da die Resultate heraus.<text:line-break/><text:line-break/>Meiner Meinung nach wurde der Fall nie richtig aufgeklärt und auch nie richtig aufgearbeitet.<text:line-break/><text:line-break/>Problem 1:<text:line-break/><text:line-break/>In Feuerwehr-Kreisen wurde darüber diskutiert ob es allenfalls Sekundenschlaf war.<text:line-break/><text:line-break/>Meinen privaten Erkenntnissen nach kann das auch induziert worden sein. ca. 2010 hat die Psychiatrie Königsfelden mit mir ein EEG gemacht. Parallel wurde zum EEG mit einem Blitz auf mich geschossen.<text:line-break/><text:line-break/>Danach hatte ich einen Autounfall ohne Personenschäden mit dem Auto des Chefs der Firma Laube AG, Mellikon. Damals war hinter der Coop-Tankstelle Telli noch eine weitere Tankstelle. Den roten Fahrer dem ich den Vortritt genommen habe habe ich nicht gesehen. Da dachte ich dann es sei weil es ein roter Wagen auf roten Hintergrund war.<text:line-break/><text:line-break/>Meiner Meinung nach wurde aber in der Psychiatrie Königsfelden mit dem Blitz und dem EEG meine Wahrnehmungsschwelle ermittelt um herauszufinden wie lange ein Blitz (egal ob normal, Infrarot oder Laser) sein muss dass zwar Energie auf meine Netzhaut übertragen wird und somit Auswirkungen auf mein Gehirn hat. Aber so kurz, dass ich diesen nicht bewusst wahrnehme. Wahrnehmungsschwellen sind gemäss diesem Talk [1] individuell.<text:line-break/><text:line-break/>Der Unfall war ca. 100m Luftlinie vom Guyerweg 1 wo mein Vater als Elektroniker gearbeitet <text:soft-page-break/>hatte.<text:line-break/><text:line-break/>= = = = = = = = = = = = = = = = = = = = = = = = = = = = = = = = = = = =<text:line-break/>Grundsätzlich lässt sich die Wahrnehmungsschwelle auch auf andere Methoden ermitteln. Dennoch würde mich interessieren, ob der Feuerwehrmann Gautschi vor dem tödlichen Unfall bereits auch schon einmal ein solches EEG machen musste.<text:line-break/>= = = = = = = = = = = = = = = = = = = = = = = = = = = = = = = = = = = =<text:line-break/><text:line-break/><text:line-break/>Problem 2:<text:line-break/><text:line-break/>Auch wenn Problem 2 hanebüchen wäre, hätte dieser Vorfall dennoch bei einigen oder allen der Feuerwehrleute Aarau eine kollektive Psychose, ein kollektives Trauma oder kollektive Schuldgefühle in der Psyche hinterlassen. Aber nicht nur bei der Feuerwehr, sondern als ich mal zur Kantonspolizei Aargau an den Schalter bin und zu diesem Fall Informationen haben wollte ist der dicke Polizist da ausgetickt als ich Fall Gautschi erwähnt hat. Der Polizist ist hat mich bedroht, also habe ich dann meine Frage dann halt doch nicht gestellt.<text:line-break/><text:line-break/><text:line-break/>Motiv eines solchen potentiellen Planspiels:<text:line-break/><text:line-break/>Egal welches Management Cockpit, der PDAG aber auch z.B. der Zürich Versicherung spielen regelmässig "Todes-Ka<text:span text:style-name="T1">r</text:span>ten" um Tarot-Wissen zu verwenden. Tarot ist so etwas wie die Archetypen Theorie von C.G. Jung. Mit dem Tod eines Menschen können diese Management Cockpits Menschen einschüchtern denen der Tod anderer nahe geht. Grundsätzlich kann so ein Ereignis auch auf ein Stimulus-Response-Habit abgespeichert werden und so auch am Computer zB. mit der Einblendung eines Feuerwehrautos unterhalb der Wahrnehmungsschwelle wieder abgerufen werden. [1]<text:line-break/><text:line-break/>Auch ca. 2010 gabe es 4 Tote weil das Strassenverkehrsamt (hören Sagen) angeblich keine Gutachten gemacht hat. Herr Pfisterer hat mir das erklärt, dass man jetzt deswegen mit mir diese Gutachten machen müsse. Während dessen hat Pfisterer aber auch gelacht im Sinne "Hahahaha, das Strassenverkehrsamt hat eine Kollektive Psychose"<text:line-break/><text:line-break/>ähnliches Konzept, selbe psychologische Wirkung als Planspiel. Dabei ist auch Informatik beteiligt, da war ja mein Text schon vor 10 Jahren "glaubt ihr der NSA greift nur lesend auf Computer weltweit zu" wofür ich ein weiter mal ausgelacht wurde und wieder in der Psychiatrie gelandet bin.<text:line-break/><text:line-break/>Mittlerweile denke ich nicht, dass man nur von einem "Player" ausgehen kann, solche richtig grossen Informatik Netzwerke können meiner Meinung nach auch Milliarden-<text:span text:style-name="T1">K</text:span>onzerne betreiben. Im Fall der Zürich Versicherung gehe ich davon aus, dass es da der Zürich vor allem drum geht rechtzeitig informiert zu sein, wenn irgendwo im Kanton Aargau eine Vorladung oder ein Haftbefehl für einen Kunden der Zürich Versicherung gedruckt wird.<text:line-break/><text:line-break/>Da wäre auch eine Frage von mir an die Gerichte: Wenn sie relevantes wie Haftbefehle ausdrucken ist das dann wie bei mir zuhause, dass dann der Drucker irgendwie Remote abgeschossen wird so dass ich ein Beweismittel das mich entlastet und aufzeigt wer die eigentlichen Täter sind gar nicht mehr gedruckt werden kann?<text:line-break/><text:line-break/>Dann bekenne ich mich wieder zum "Kommunikativen Handeln" von Jürgen Habermass und will damit sagen, dass wirklich nett wäre wenn all diese beteiligten Menschen mal den Mut fassen würden stellung zu diesen meinen Aussagen zu nehmen. Denn darf man potentielle Probleme nicht <text:soft-page-break/>ansprechen kann man diese auch nicht behebe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3T14:55:35.050000000</meta:creation-date>
    <dc:date>2022-08-14T08:42:10.129000000</dc:date>
    <meta:editing-duration>PT17H36M25S</meta:editing-duration>
    <meta:editing-cycles>1</meta:editing-cycles>
    <meta:document-statistic meta:table-count="0" meta:image-count="0" meta:object-count="0" meta:page-count="4" meta:paragraph-count="26" meta:word-count="1254" meta:character-count="8561" meta:non-whitespace-character-count="7308"/>
    <meta:generator>LibreOffice/7.3.2.2$Windows_X86_64 LibreOffice_project/49f2b1bff42cfccbd8f788c8dc32c1c309559be0</meta:generator>
  </office:meta>
</office:document-meta>
</file>